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MapperImpl.mapRow( ResultSet rs , int row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SqlQueryWithParameters.MappingSqlQueryWithParameters( DataSource ds ,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MapperImpl.RowMapperImpl( @ Nullable Object [ ] parameters , @ Nullable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ingSqlQueryWithParameters.MappingSqlQueryWith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ppingSqlQueryWithParameters.newRowMapper( @ Nullable Object [ ] parameters , @ Nullable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